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URWPalladioL-Roma" svg:font-family="URWPalladioL-Roma"/>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elle1" style:family="table">
      <style:table-properties style:width="14.564cm" fo:margin-left="-0.132cm" table:align="left" style:writing-mode="lr-tb"/>
    </style:style>
    <style:style style:name="Tabelle1.A" style:family="table-column">
      <style:table-column-properties style:column-width="7.273cm"/>
    </style:style>
    <style:style style:name="Tabelle1.B" style:family="table-column">
      <style:table-column-properties style:column-width="7.292cm"/>
    </style:style>
    <style:style style:name="Tabelle1.1" style:family="table-row">
      <style:table-row-properties style:min-row-height="0.554cm"/>
    </style:style>
    <style:style style:name="Tabelle1.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elle1.B1" style:family="table-cell">
      <style:table-cell-properties style:vertical-align="top" fo:padding-left="0.123cm" fo:padding-right="0.123cm" fo:padding-top="0cm" fo:padding-bottom="0cm" fo:border="0.002cm solid #000000"/>
    </style:style>
    <style:style style:name="Tabelle1.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elle1.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elle1.3" style:family="table-row">
      <style:table-row-properties style:min-row-height="0.549cm"/>
    </style:style>
    <style:style style:name="P1" style:family="paragraph" style:parent-style-name="JM_5f_Mengentext">
      <style:paragraph-properties fo:margin-left="0cm" fo:margin-right="0cm" fo:text-indent="0cm" style:auto-text-indent="false"/>
    </style:style>
    <style:style style:name="P2" style:family="paragraph" style:parent-style-name="JM_5f_Quellcode">
      <style:text-properties fo:language="en" fo:country="GB"/>
    </style:style>
    <style:style style:name="P3" style:family="paragraph" style:parent-style-name="JM_5f_Bildunterschrift">
      <style:text-properties fo:background-color="#ffff00"/>
    </style:style>
    <style:style style:name="P4" style:family="paragraph" style:parent-style-name="JM_5f_Kastenheadline">
      <style:text-properties fo:language="fr" fo:country="FR"/>
    </style:style>
    <style:style style:name="P5" style:family="paragraph" style:parent-style-name="Standard">
      <style:paragraph-properties fo:text-align="start" style:justify-single-word="false" style:text-autospace="none"/>
      <style:text-properties style:font-name="Times New Roman" fo:font-size="10pt" style:font-name-asian="URWPalladioL-Roma" style:font-size-asian="10pt" style:font-name-complex="URWPalladioL-Roma" style:font-size-complex="10pt"/>
    </style:style>
    <style:style style:name="P6" style:family="paragraph" style:parent-style-name="JM_5f_Kastenheadline">
      <style:text-properties fo:language="fr" fo:country="FR"/>
    </style:style>
    <style:style style:name="P7" style:family="paragraph" style:parent-style-name="JM_5f_Mengentext">
      <style:text-properties fo:font-style="italic" style:font-style-asian="italic"/>
    </style:style>
    <style:style style:name="P8" style:family="paragraph" style:parent-style-name="JM_5f_Absatzheadline" style:master-page-name="Standard"/>
    <style:style style:name="P9" style:family="paragraph" style:parent-style-name="JM_5f_Quellcode">
      <style:text-properties fo:language="en" fo:country="GB"/>
    </style:style>
    <style:style style:name="P10" style:family="paragraph" style:parent-style-name="JM_5f_Bildunterschrift">
      <style:text-properties fo:background-color="#ffff00"/>
    </style:style>
    <style:style style:name="P11" style:family="paragraph" style:parent-style-name="JM_5f_Links_26_Literatur"/>
    <style:style style:name="P12" style:family="paragraph" style:parent-style-name="JM_5f_Links_26_Literatur"/>
    <style:style style:name="P13" style:family="paragraph" style:parent-style-name="JM_5f_Links_26_Literatur"/>
    <style:style style:name="T1" style:family="text">
      <style:text-properties style:font-name="Arial" fo:font-size="8pt" style:font-size-asian="8pt" style:font-name-complex="Arial"/>
    </style:style>
    <style:style style:name="T2" style:family="text">
      <style:text-properties style:text-underline-style="none"/>
    </style:style>
    <style:style style:name="T3" style:family="text">
      <style:text-properties style:font-name="URWPalladioL-Roma" fo:font-size="11pt" style:font-name-asian="URWPalladioL-Roma" style:font-size-asian="11pt" style:font-name-complex="URWPalladioL-Roma" style:font-size-complex="11pt"/>
    </style:style>
    <style:style style:name="T4" style:family="text">
      <style:text-properties style:font-name="URWPalladioL-Roma" fo:font-size="10pt" style:font-name-asian="URWPalladioL-Roma" style:font-size-asian="10pt" style:font-name-complex="URWPalladioL-Roma" style:font-size-complex="10pt"/>
    </style:style>
    <style:style style:name="T5" style:family="text">
      <style:text-properties style:font-name="Times New Roman"/>
    </style:style>
    <style:style style:name="T6" style:family="text">
      <style:text-properties style:font-name="Times New Roman" fo:font-size="11pt" style:font-name-asian="URWPalladioL-Roma" style:font-size-asian="11pt" style:font-name-complex="URWPalladioL-Roma" style:font-size-complex="11pt"/>
    </style:style>
    <style:style style:name="T7" style:family="text">
      <style:text-properties style:font-name="Times New Roman" fo:font-size="10pt" style:font-name-asian="URWPalladioL-Roma" style:font-size-asian="10pt" style:font-name-complex="URWPalladioL-Roma" style:font-size-complex="10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Oberflächentechnologie neutrale Lösung mit AspectJ</text:p>
      <text:p text:style-name="JM_5f_Mengentext">Allgemeine Lösung (Verbildlichung)</text:p>
      <text:p text:style-name="JM_5f_Mengentext"><text:tab/>Die Einflussgrenze bestimmen (Namenskonvention, Annotation, ...)</text:p>
      <text:p text:style-name="JM_5f_Mengentext"><text:tab/><text:span text:style-name="T7">Schreiben eines Aspekts, welches alle markierten Methoden mit einem Try-Catch-Block</text:span></text:p>
      <text:p text:style-name="P5">kapselt.</text:p>
      <text:p text:style-name="JM_5f_Mengentext"><text:tab/><text:span text:style-name="T7">Wenn das Darstellungsframework die Änderung der Signatur der Methoden für die Ereignisbehandlung</text:span></text:p>
      <text:p text:style-name="JM_5f_Mengentext"><text:span text:style-name="T5">nicht zulässt, dann unchecked-Exceptions benutzen.</text:span></text:p>
      <text:p text:style-name="JM_5f_Mengentext"/>
      <text:p text:style-name="JM_5f_Mengentext">AspectJ KURZ erläutert</text:p>
      <text:p text:style-name="JM_5f_Mengentext">Struts Beispiel mit AspectJ</text:p>
      <text:p text:style-name="JM_5f_Mengentext">Swing Beispiel mit AspectJ</text:p>
      <text:p text:style-name="JM_5f_Mengentext"/>
      <text:p text:style-name="JM_5f_Mengentext"/>
      <text:p text:style-name="JM_5f_Mengentext"/>
      <text:p text:style-name="JM_5f_Mengentext"/>
      <text:p text:style-name="JM_5f_Mengentext"/>
      <text:p text:style-name="JM_5f_Mengentext"/>
      <text:list text:style-name="WW8Num2">
        <text:list-item>
          <text:p text:style-name="JM_5f_Aufzaehlung">Dies ist eine Aufzählung. Wenn Sie nummeriert aufzählen möchten, schreiben Sie bitte 1. 2. 3. davor.</text:p>
        </text:list-item>
        <text:list-item>
          <text:p text:style-name="JM_5f_Aufzaehlung">Dies ist eine Aufzählung. Wenn Sie nummeriert aufzählen möchten, schreiben Sie bitte 1. 2. 3. davor.</text:p>
        </text:list-item>
        <text:list-item>
          <text:p text:style-name="JM_5f_Aufzaehlung">Dies ist eine Aufzählung. Wenn Sie nummeriert aufzählen möchten, schreiben Sie bitte 1. 2. 3. davor.</text:p>
        </text:list-item>
      </text:list>
      <text:p text:style-name="P1"/>
      <text:p text:style-name="P1">Der eigentliche Artikel wird in der Absatzvorlage „Mengentext“ geschrieben. Der eigentliche Artikel wird in der Absatzvorlage „Mengentext“ geschrieben. Der eigentliche Artikel wird in der Absatzvorlage „Mengentext“ geschrieben. Der eigentliche Artikel wird in der Absatzvorlage „Mengentext“ geschrieben. Der eigentliche Artikel wird in der Absatzvorlage „Mengentext“ geschrieben. Der eigentliche Artikel wird in der Absatzvorlage „Mengentext“ geschrieben.</text:p>
      <text:p text:style-name="JM_5f_Mengentext"/>
      <text:p text:style-name="P2">Kurzer Quellcode Quellcode</text:p>
      <text:p text:style-name="P2">Kurzer Quellcode Quellcode</text:p>
      <text:p text:style-name="P2">Kurzer Quellcode Quellcode</text:p>
      <text:p text:style-name="P2">//Quellcode bis zu zehn Zeilen kann zwischen dem Mengentext laufen</text:p>
      <text:p text:style-name="P2">//Längere Listings bitte in einen Kasten ausgliedern (s.u.)</text:p>
      <text:p text:style-name="JM_5f_Mengentext"/>
      <text:p text:style-name="P3">&gt;&gt;autorname_thema_1.tif&lt;&lt;</text:p>
      <text:p text:style-name="P3">Abb. 1: Hier steht eine Bildunterschrift</text:p>
      <text:p text:style-name="JM_5f_Mengentext"/>
      <text:p text:style-name="JM_5f_Kastenheadline">Überschrift Kastentext</text:p>
      <text:p text:style-name="JM_5f_Kastentext">Hier steht ein Text für einen separierten Textkasten. Hier steht ein Text für einen separierten Textkasten. Hier steht ein Text für einen separierten Textkasten. Hier steht ein Text für einen separierten Textkasten. Hier steht ein Text für einen separierten Textkasten. Hier steht ein Text für einen separierten Textkasten. Hier steht ein Text für einen separierten Textkasten.</text:p>
      <text:p text:style-name="JM_5f_Kasten_5f_Absatzheadline">Absatzheadline im Kasten</text:p>
      <text:p text:style-name="JM_5f_Kastentext">Hier steht ein Text für einen separierten Textkasten. Hier steht ein Text für einen separierten Textkasten. Hier steht ein Text für einen separierten Textkasten. Hier steht ein Text für einen separierten Textkasten. Hier steht ein Text für einen separierten Textkasten. Hier steht ein Text für einen separierten Textkasten. Hier steht ein Text für einen separierten Textkasten. Kapitälchen gibt es auch im Textkasten, ebenso <text:span text:style-name="JM_5f_Kastentext_5f_Link">Links@Kastentext</text:span><text:span text:style-name="JM_5f_Kastentext_5f_Link"><text:span text:style-name="T2"> </text:span></text:span>und Kursive.</text:p>
      <text:p text:style-name="JM_5f_Kastentext"/>
      <text:list text:style-name="WW8Num4">
        <text:list-item>
          <text:p text:style-name="JM_5f_Kastentext_5f_Aufzaehlung">Hier steht ein Text für einen separierten Textkasten.</text:p>
        </text:list-item>
        <text:list-item>
          <text:p text:style-name="JM_5f_Kastentext_5f_Aufzaehlung">Hier steht ein Text für einen separierten Textkasten.</text:p>
        </text:list-item>
        <text:list-item>
          <text:p text:style-name="JM_5f_Kastentext_5f_Aufzaehlung">Hier steht ein Text für einen separierten Textkasten.</text:p>
        </text:list-item>
      </text:list>
      <text:p text:style-name="JM_5f_Kastenheadline">Ende Kastentext</text:p>
      <text:p text:style-name="JM_5f_Mengentext"/>
      <text:p text:style-name="P4">Listing</text:p>
      <text:p text:style-name="P2">Lange Quellcodepassage Quellcodepassage</text:p>
      <text:p text:style-name="P2">Lange Quellcodepassage Quellcodepassage</text:p>
      <text:p text:style-name="P2">Lange Quellcodepassage Quellcodepassage</text:p>
      <text:p text:style-name="P2"><text:s/>Lange Quellcodepassage Quellcodepassage</text:p>
      <text:p text:style-name="P2"><text:s/>Lange Quellcodepassage Quellcodepassage</text:p>
      <text:p text:style-name="P2"><text:s text:c="3"/>Lange Quellcodepassage Quellcodepassage</text:p>
      <text:p text:style-name="P2"><text:s text:c="3"/>Lange Quellcodepassage Quellcodepassage</text:p>
      <text:p text:style-name="P2">//Bitte im Mengentext auf den entsprechenden Listingkasten verweisen</text:p>
      <text:p text:style-name="P2">//Bei mehreren Listingkästen diese durchnummerieren</text:p>
      <text:p text:style-name="P4">Ende Listing</text:p>
      <text:p text:style-name="JM_5f_Mengentext"/>
      <table:table table:name="Tabelle1" table:style-name="Tabelle1">
        <table:table-column table:style-name="Tabelle1.A"/>
        <table:table-column table:style-name="Tabelle1.B"/>
        <table:table-row table:style-name="Tabelle1.1">
          <table:table-cell table:style-name="Tabelle1.A1" office:value-type="string">
            <text:p text:style-name="JM_5f_Tabellenheadline">Tabellenheadline</text:p>
          </table:table-cell>
          <table:table-cell table:style-name="Tabelle1.B1" office:value-type="string">
            <text:p text:style-name="JM_5f_Tabellenheadline">Tabellenheadline</text:p>
          </table:table-cell>
        </table:table-row>
        <table:table-row table:style-name="Tabelle1.1">
          <table:table-cell table:style-name="Tabelle1.A2" office:value-type="string">
            <text:p text:style-name="JM_5f_Tabellentext">Hier steht der Tabellentext.</text:p>
          </table:table-cell>
          <table:table-cell table:style-name="Tabelle1.B2" office:value-type="string">
            <text:p text:style-name="JM_5f_Tabellentext">Hier steht der Tabellentext.</text:p>
          </table:table-cell>
        </table:table-row>
        <table:table-row table:style-name="Tabelle1.3">
          <table:table-cell table:style-name="Tabelle1.A2" office:value-type="string">
            <text:p text:style-name="JM_5f_Tabellentext">Hier steht der Tabellentext.</text:p>
          </table:table-cell>
          <table:table-cell table:style-name="Tabelle1.B2" office:value-type="string">
            <text:p text:style-name="JM_5f_Tabellentext">Hier steht der Tabellentext.</text:p>
          </table:table-cell>
        </table:table-row>
        <table:table-row table:style-name="Tabelle1.3">
          <table:table-cell table:style-name="Tabelle1.A2" office:value-type="string">
            <text:p text:style-name="JM_5f_Tabellentext">Hier steht der Tabellentext.</text:p>
          </table:table-cell>
          <table:table-cell table:style-name="Tabelle1.B2" office:value-type="string">
            <text:p text:style-name="JM_5f_Tabellentext">Hier steht der Tabellentext.</text:p>
          </table:table-cell>
        </table:table-row>
        <table:table-row table:style-name="Tabelle1.3">
          <table:table-cell table:style-name="Tabelle1.A2" office:value-type="string">
            <text:p text:style-name="JM_5f_Tabellentext">Hier steht der Tabellentext.</text:p>
          </table:table-cell>
          <table:table-cell table:style-name="Tabelle1.B2" office:value-type="string">
            <text:p text:style-name="JM_5f_Tabellentext">Hier steht der Tabellentext.</text:p>
          </table:table-cell>
        </table:table-row>
      </table:table>
      <text:p text:style-name="P3">Tabelle 1: Hier steht eine Tabellenunterschrift</text:p>
      <text:p text:style-name="JM_5f_Mengentext"/>
      <text:p text:style-name="P7">Hier steht eine kleine Autorinfo, die kursiv gesetzt wird. Hier steht eine kleine Autorinfo, die kursiv gesetzt wird Hier steht eine kleine Autorinfo, die kursiv gesetzt wird Hier steht eine kleine Autorinfo, die kursiv gesetzt wird.</text:p>
      <text:p text:style-name="JM_5f_Links_26_Literatur_5f_Headline">Links &amp; Literatur</text:p>
      <text:p text:style-name="P11">[1] Literaturangabe</text:p>
      <text:p text:style-name="P11">[2] Literaturangabe</text:p>
      <text:p text:style-name="P11">[3] Literaturangab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URWPalladioL-Roma" svg:font-family="URWPalladioL-Roma"/>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JM_5f_Kastenheadline" style:display-name="JM_Kastenheadline" style:family="paragraph" style:parent-style-name="Standard" style:next-style-name="JM_5f_Kastentext">
      <style:paragraph-properties fo:line-height="0.494cm" fo:background-color="#e0e0e0">
        <style:background-image/>
      </style:paragraph-properties>
      <style:text-properties style:font-name="Arial" fo:font-weight="bold" style:font-weight-asian="bold" style:font-weight-complex="bold"/>
    </style:style>
    <style:style style:name="JM_5f_Tabellenheadline" style:display-name="JM_Tabellenheadline" style:family="paragraph" style:parent-style-name="JM_5f_Kastenheadline">
      <style:text-properties fo:font-size="9pt" style:font-size-asian="9pt"/>
    </style:style>
    <style:style style:name="JM_5f_Kastentext" style:display-name="JM_Kastentext" style:family="paragraph" style:parent-style-name="Standard">
      <style:paragraph-properties fo:line-height="0.529cm"/>
      <style:text-properties style:font-name="Arial" fo:font-size="9pt" style:font-size-asian="9pt"/>
    </style:style>
    <style:style style:name="JM_5f_Tabellentext" style:display-name="JM_Tabellentext" style:family="paragraph" style:parent-style-name="JM_5f_Kastentext">
      <style:text-properties fo:font-size="9pt" style:font-size-asian="9pt"/>
    </style:style>
    <style:style style:name="JM_5f_Mengentext" style:display-name="JM_Mengentext" style:family="paragraph" style:parent-style-name="Standard">
      <style:paragraph-properties fo:margin-left="0cm" fo:margin-right="0cm" fo:line-height="0.564cm" fo:text-indent="0.7cm" style:auto-text-indent="false"/>
    </style:style>
    <style:style style:name="JM_5f_Absatzheadline" style:display-name="JM_Absatzheadline" style:family="paragraph" style:parent-style-name="JM_5f_Mengentext" style:next-style-name="JM_5f_Mengentext">
      <style:paragraph-properties fo:margin-left="0cm" fo:margin-right="0cm" fo:margin-top="0.423cm" fo:margin-bottom="0cm" fo:text-indent="0cm" style:auto-text-indent="false"/>
      <style:text-properties style:font-name="Arial" fo:font-weight="bold" style:font-weight-asian="bold" style:font-weight-complex="bold"/>
    </style:style>
    <style:style style:name="JM_5f_Subline2" style:display-name="JM_Subline2" style:family="paragraph" style:parent-style-name="JM_5f_Mengentext" style:next-style-name="JM_5f_Mengentext">
      <style:paragraph-properties fo:margin-left="0cm" fo:margin-right="0cm" fo:margin-top="0cm" fo:margin-bottom="0.212cm" fo:text-indent="0cm" style:auto-text-indent="false"/>
      <style:text-properties fo:font-size="11pt" style:font-size-asian="11pt"/>
    </style:style>
    <style:style style:name="JM_5f_Subline1" style:display-name="JM_Subline1" style:family="paragraph" style:parent-style-name="JM_5f_Subline2" style:next-style-name="JM_5f_Subline2">
      <style:paragraph-properties fo:margin-top="0.212cm" fo:margin-bottom="0.212cm"/>
      <style:text-properties style:font-name="Arial" fo:font-size="12pt" style:font-size-asian="12pt"/>
    </style:style>
    <style:style style:name="JM_5f_Headline" style:display-name="JM_Headline" style:family="paragraph" style:parent-style-name="JM_5f_Subline1" style:next-style-name="JM_5f_Subline1">
      <style:paragraph-properties fo:margin-top="0.212cm" fo:margin-bottom="0cm" fo:line-height="100%"/>
      <style:text-properties fo:font-size="18pt" style:font-size-asian="18pt"/>
    </style:style>
    <style:style style:name="JM_5f_Aufzaehlung" style:display-name="JM_Aufzaehlung" style:family="paragraph" style:parent-style-name="JM_5f_Mengentext" style:list-style-name="WW8Num2">
      <style:paragraph-properties fo:margin-left="0cm" fo:margin-right="0cm" fo:text-indent="0cm" style:auto-text-indent="false"/>
    </style:style>
    <style:style style:name="JM_5f_Quellcode" style:display-name="JM_Quellcode" style:family="paragraph" style:parent-style-name="Standard">
      <style:text-properties style:font-name="Courier" fo:font-size="8pt" fo:language="fr" fo:country="FR" style:font-size-asian="8pt"/>
    </style:style>
    <style:style style:name="JM_5f_Autor" style:display-name="JM_Autor" style:family="paragraph" style:parent-style-name="JM_5f_Mengentext">
      <style:paragraph-properties fo:margin-left="0cm" fo:margin-right="0cm" fo:text-indent="0cm" style:auto-text-indent="false"/>
      <style:text-properties fo:font-weight="bold" style:font-weight-asian="bold"/>
    </style:style>
    <style:style style:name="JM_5f_Bildunterschrift" style:display-name="JM_Bildunterschrift" style:family="paragraph" style:parent-style-name="Standard">
      <style:paragraph-properties fo:line-height="0.494cm" fo:background-color="#ffff00">
        <style:background-image/>
      </style:paragraph-properties>
    </style:style>
    <style:style style:name="JM_5f_Kasten_5f_Absatzheadline" style:display-name="JM_Kasten_Absatzheadline" style:family="paragraph" style:parent-style-name="JM_5f_Kastentext" style:next-style-name="JM_5f_Kastentext">
      <style:paragraph-properties fo:margin-top="0.282cm" fo:margin-bottom="0cm"/>
      <style:text-properties fo:font-weight="bold" style:font-weight-asian="bold" style:font-weight-complex="bold"/>
    </style:style>
    <style:style style:name="JM_5f_Kastentext_5f_Aufzaehlung" style:display-name="JM_Kastentext_Aufzaehlung" style:family="paragraph" style:parent-style-name="JM_5f_Kastentext" style:list-style-name="WW8Num4">
      <style:paragraph-properties fo:margin-left="0cm" fo:margin-right="0cm" fo:text-indent="0cm" style:auto-text-indent="false"/>
      <style:text-properties fo:font-size="9pt" style:font-size-asian="9pt"/>
    </style:style>
    <style:style style:name="JM_5f_Links_26_Literatur_5f_Headline" style:display-name="JM_Links&amp;Literatur_Headline" style:family="paragraph" style:parent-style-name="JM_5f_Tabellentext" style:next-style-name="JM_5f_Links_26_Literatur">
      <style:paragraph-properties fo:margin-top="0.423cm" fo:margin-bottom="0cm" fo:padding-left="0cm" fo:padding-right="0cm" fo:padding-top="0cm" fo:padding-bottom="0.035cm" fo:border-left="none" fo:border-right="none" fo:border-top="none" fo:border-bottom="0.002cm solid #000000"/>
      <style:text-properties fo:font-weight="bold" style:font-weight-asian="bold" style:font-weight-complex="bold"/>
    </style:style>
    <style:style style:name="JM_5f_Links_26_Literatur" style:display-name="JM_Links&amp;Literatur" style:family="paragraph" style:parent-style-name="JM_5f_Kastentext_5f_Aufzaehlung">
      <style:paragraph-properties fo:margin-left="0cm" fo:margin-right="0cm" fo:text-indent="0cm" style:auto-text-indent="false"/>
    </style:style>
    <style:style style:name="Bild" style:family="paragraph" style:parent-style-name="JM_5f_Bildunterschrift">
      <style:paragraph-properties fo:background-color="#ffcc00">
        <style:background-image/>
      </style:paragraph-properties>
      <style:text-properties style:font-name="Times" fo:language="it" fo:country="IT"/>
    </style:style>
    <style:style style:name="JM_5f_Interview_5f_Zitat" style:display-name="JM_Interview_Zitat" style:family="paragraph" style:parent-style-name="JM_5f_Mengentext">
      <style:paragraph-properties fo:margin-top="0.423cm" fo:margin-bottom="0.423cm"/>
      <style:text-properties fo:font-size="13pt" fo:font-style="italic" fo:font-weight="bold" style:font-size-asian="13pt" style:font-style-asian="italic" style:font-weight-asian="bold" style:font-style-complex="italic" style:font-weight-complex="bold"/>
    </style:style>
    <style:style style:name="Footnote_20_Symbol" style:display-name="Footnote Symbol" style:family="text"/>
    <style:style style:name="Endnote_20_Symbol" style:display-name="Endnote Symbol" style:family="text"/>
    <style:style style:name="WW8Num2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WW8Num5z0" style:family="text">
      <style:text-properties style:font-name="Symbol"/>
    </style:style>
    <style:style style:name="WW-Absatz-Standardschriftart" style:family="text"/>
    <style:style style:name="JM_5f_Mengentext_5f_Link" style:display-name="JM_Mengentext_Link" style:family="text" style:parent-style-name="WW-Absatz-Standardschriftart">
      <style:text-properties style:text-underline-style="solid" style:text-underline-width="auto" style:text-underline-color="font-color"/>
    </style:style>
    <style:style style:name="JM_5f_Kastentext_5f_Link" style:display-name="JM_Kastentext_Link" style:family="text" style:parent-style-name="WW-Absatz-Standardschriftart">
      <style:text-properties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style:num-suffix="." text:bullet-char="">
        <style:list-level-properties text:min-label-width="0.635cm"/>
        <style:text-properties style:font-name="Symbol"/>
      </text:list-level-style-bullet>
      <text:list-level-style-bullet text:level="2" text:style-name="WW8Num2z1" style:num-suffix="." text:bullet-char="o">
        <style:list-level-properties text:space-before="1.27cm" text:min-label-width="0.635cm"/>
        <style:text-properties style:font-name="Courier New1"/>
      </text:list-level-style-bullet>
      <text:list-level-style-bullet text:level="3" text:style-name="WW8Num2z2" style:num-suffix="." text:bullet-char="">
        <style:list-level-properties text:space-before="2.54cm" text:min-label-width="0.635cm"/>
        <style:text-properties style:font-name="Wingdings"/>
      </text:list-level-style-bullet>
      <text:list-level-style-bullet text:level="4" text:style-name="WW8Num2z0" style:num-suffix="." text:bullet-char="">
        <style:list-level-properties text:space-before="3.81cm" text:min-label-width="0.635cm"/>
        <style:text-properties style:font-name="Symbol"/>
      </text:list-level-style-bullet>
      <text:list-level-style-bullet text:level="5" text:style-name="WW8Num2z1" style:num-suffix="." text:bullet-char="o">
        <style:list-level-properties text:space-before="5.08cm" text:min-label-width="0.635cm"/>
        <style:text-properties style:font-name="Courier New1"/>
      </text:list-level-style-bullet>
      <text:list-level-style-bullet text:level="6" text:style-name="WW8Num2z2" style:num-suffix="." text:bullet-char="">
        <style:list-level-properties text:space-before="6.35cm" text:min-label-width="0.635cm"/>
        <style:text-properties style:font-name="Wingdings"/>
      </text:list-level-style-bullet>
      <text:list-level-style-bullet text:level="7" text:style-name="WW8Num2z0" style:num-suffix="." text:bullet-char="">
        <style:list-level-properties text:space-before="7.62cm" text:min-label-width="0.635cm"/>
        <style:text-properties style:font-name="Symbol"/>
      </text:list-level-style-bullet>
      <text:list-level-style-bullet text:level="8" text:style-name="WW8Num2z1" style:num-suffix="." text:bullet-char="o">
        <style:list-level-properties text:space-before="8.89cm" text:min-label-width="0.635cm"/>
        <style:text-properties style:font-name="Courier New1"/>
      </text:list-level-style-bullet>
      <text:list-level-style-bullet text:level="9" text:style-name="WW8Num2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style:num-suffix="." text:bullet-char="">
        <style:list-level-properties text:min-label-width="0.635cm"/>
        <style:text-properties style:font-name="Symbol"/>
      </text:list-level-style-bullet>
      <text:list-level-style-bullet text:level="2" text:style-name="WW8Num4z1" style:num-suffix="." text:bullet-char="o">
        <style:list-level-properties text:space-before="1.27cm" text:min-label-width="0.635cm"/>
        <style:text-properties style:font-name="Courier New1"/>
      </text:list-level-style-bullet>
      <text:list-level-style-bullet text:level="3" text:style-name="WW8Num4z2" style:num-suffix="." text:bullet-char="">
        <style:list-level-properties text:space-before="2.54cm" text:min-label-width="0.635cm"/>
        <style:text-properties style:font-name="Wingdings"/>
      </text:list-level-style-bullet>
      <text:list-level-style-bullet text:level="4" text:style-name="WW8Num4z0" style:num-suffix="." text:bullet-char="">
        <style:list-level-properties text:space-before="3.81cm" text:min-label-width="0.635cm"/>
        <style:text-properties style:font-name="Symbol"/>
      </text:list-level-style-bullet>
      <text:list-level-style-bullet text:level="5" text:style-name="WW8Num4z1" style:num-suffix="." text:bullet-char="o">
        <style:list-level-properties text:space-before="5.08cm" text:min-label-width="0.635cm"/>
        <style:text-properties style:font-name="Courier New1"/>
      </text:list-level-style-bullet>
      <text:list-level-style-bullet text:level="6" text:style-name="WW8Num4z2" style:num-suffix="." text:bullet-char="">
        <style:list-level-properties text:space-before="6.35cm" text:min-label-width="0.635cm"/>
        <style:text-properties style:font-name="Wingdings"/>
      </text:list-level-style-bullet>
      <text:list-level-style-bullet text:level="7" text:style-name="WW8Num4z0" style:num-suffix="." text:bullet-char="">
        <style:list-level-properties text:space-before="7.62cm" text:min-label-width="0.635cm"/>
        <style:text-properties style:font-name="Symbol"/>
      </text:list-level-style-bullet>
      <text:list-level-style-bullet text:level="8" text:style-name="WW8Num4z1" style:num-suffix="." text:bullet-char="o">
        <style:list-level-properties text:space-before="8.89cm" text:min-label-width="0.635cm"/>
        <style:text-properties style:font-name="Courier New1"/>
      </text:list-level-style-bullet>
      <text:list-level-style-bullet text:level="9" text:style-name="WW8Num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1" style:family="text">
      <style:text-properties style:font-name="Arial" fo:font-size="8pt" style:font-size-asian="8pt" style:font-name-complex="Arial"/>
    </style:style>
    <style:page-layout style:name="pm1">
      <style:page-layout-properties fo:page-width="20.999cm" fo:page-height="29.699cm" style:num-format="1" style:print-orientation="portrait" fo:margin-top="1.27cm" fo:margin-bottom="1.801cm" fo:margin-left="2.2cm" fo:margin-right="4.501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93cm" fo:margin-left="0cm" fo:margin-right="0cm" fo:margin-bottom="0.43cm" style:dynamic-spacing="true"/>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time-style style:name="N40">
      <number:hours number:style="long"/>
      <number:text>:</number:text>
      <number:minutes number:style="long"/>
    </number:time-style>
    <number:date-style style:name="N106">
      <number:text>dd.</number:text>
      <number:month number:style="long"/>
      <number:text>.yyyy</number:text>
    </number:date-style>
  </office:automatic-styles>
  <office:master-styles>
    <style:master-page style:name="Standard" style:page-layout-name="pm1">
      <style:header>
        <text:p text:style-name="Standard"><text:span text:style-name="T1">Seite </text:span><text:span text:style-name="T1"><text:page-number text:select-page="current">2</text:page-number></text:span><text:span text:style-name="T1">, Druckdatum: </text:span><text:span text:style-name="T1"><text:date style:data-style-name="N106" text:date-value="2007-06-18T11:13:20.44">dd.06.yyyy</text:date></text:span><text:span text:style-name="T1">, </text:span><text:span text:style-name="T1"><text:time style:data-style-name="N40" text:time-value="2007-06-18T11:13:20.44">11:13</text:time></text:span><text:span text:style-name="T1"> Uhr</text:span></text:p>
      </style:head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initial-creator>Siamak Haschemi</meta:initial-creator>
    <meta:creation-date>2007-06-18T10:52:07</meta:creation-date>
    <dc:creator>Siamak Haschemi</dc:creator>
    <dc:date>2007-06-18T11:13:20</dc:date>
    <dc:language>en-US</dc:language>
    <meta:editing-cycles>4</meta:editing-cycles>
    <meta:editing-duration>PT21M13S</meta:editing-duration>
    <meta:user-defined meta:name="Info 1"/>
    <meta:user-defined meta:name="Info 2"/>
    <meta:user-defined meta:name="Info 3"/>
    <meta:user-defined meta:name="Info 4"/>
    <meta:document-statistic meta:table-count="1" meta:image-count="0" meta:object-count="0" meta:page-count="2" meta:paragraph-count="57" meta:word-count="472" meta:character-count="3595"/>
  </office:meta>
</office:document-meta>
</file>